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663f72030" style:family="table" style:master-page-name="ta-mp-0x7f1663f72030">
      <style:table-properties table:display="true" style:writing-mode="lr-tb"/>
    </style:style>
    <style:style style:name="ta-0x7f1663f72220" style:family="table" style:master-page-name="ta-mp-0x7f1663f722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663f752b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3e0" style:family="table-cell" style:data-style-name="General">
      <style:table-cell-properties fo:background-color="#ffff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508" style:family="table-cell" style:data-style-name="General">
      <style:table-cell-properties fo:background-color="#ffcc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630" style:family="table-cell" style:data-style-name="General">
      <style:table-cell-properties fo:background-color="#cc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758" style:family="table-cell" style:data-style-name="General">
      <style:table-cell-properties fo:background-color="#ff0066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f10" style:family="table-cell" style:data-style-name="General">
      <style:table-cell-properties fo:background-color="#99ff66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c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44d8" style:family="table-cell" style:data-style-name="General">
      <style:table-cell-properties fo:background-color="#729fc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43b0" style:family="table-cell" style:data-style-name="General">
      <style:table-cell-properties fo:background-color="#cfe7f5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4bc8" style:family="table-cell" style:data-style-name="General">
      <style:table-cell-properties fo:background-color="#cc9966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6f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428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40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19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25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4cf0" style:family="table-cell" style:data-style-name="General">
      <style:table-cell-properties fo:background-color="#cc9966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9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880" style:family="table-cell" style:data-style-name="General">
      <style:table-cell-properties fo:background-color="#99ff66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9a8" style:family="table-cell" style:data-style-name="General">
      <style:table-cell-properties fo:background-color="#ccff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ad0" style:family="table-cell" style:data-style-name="General">
      <style:table-cell-properties fo:background-color="#729fc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bf8" style:family="table-cell" style:data-style-name="General">
      <style:table-cell-properties fo:background-color="#cfe7f5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506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b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49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82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6538" style:family="table-cell" style:data-style-name="General">
      <style:table-cell-properties fo:background-color="#cc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6660" style:family="table-cell" style:data-style-name="General">
      <style:table-cell-properties fo:background-color="#cc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1663f76788" style:family="table-cell" style:data-style-name="General">
      <style:table-cell-properties fo:background-color="#ffff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68b0" style:family="table-cell" style:data-style-name="General">
      <style:table-cell-properties fo:background-color="#ffcc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69d8" style:family="table-cell" style:data-style-name="General">
      <style:table-cell-properties fo:background-color="#ccff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6b00" style:family="table-cell" style:data-style-name="General">
      <style:table-cell-properties fo:background-color="#99ccff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6c28" style:family="table-cell" style:data-style-name="General">
      <style:table-cell-properties fo:background-color="#ffffcc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64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663f73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89.25pt" style:use-optimal-column-width="false"/>
    </style:style>
    <style:style style:name="ACOL-2" style:family="table-column">
      <style:table-column-properties style:column-width="126.00pt" style:use-optimal-column-width="false"/>
    </style:style>
    <style:style style:name="ACOL-3" style:family="table-column">
      <style:table-column-properties style:column-width="95.25pt" style:use-optimal-column-width="false"/>
    </style:style>
    <style:style style:name="ACOL-4" style:family="table-column">
      <style:table-column-properties style:column-width="73.30pt" style:use-optimal-column-width="true"/>
    </style:style>
    <style:style style:name="ACOL-5" style:family="table-column">
      <style:table-column-properties style:column-width="61.50pt" style:use-optimal-column-width="false"/>
    </style:style>
    <style:style style:name="ACOL-6" style:family="table-column">
      <style:table-column-properties style:column-width="96.75pt" style:use-optimal-column-width="false"/>
    </style:style>
    <style:style style:name="ACOL-7" style:family="table-column">
      <style:table-column-properties style:column-width="85.50pt" style:use-optimal-column-width="false"/>
    </style:style>
    <style:style style:name="ACOL-8" style:family="table-column">
      <style:table-column-properties style:column-width="74.25pt" style:use-optimal-column-width="false"/>
    </style:style>
    <style:style style:name="ACOL-9" style:family="table-column">
      <style:table-column-properties style:column-width="64.01pt" style:use-optimal-column-width="true"/>
    </style:style>
    <style:style style:name="ACOL-10" style:family="table-column">
      <style:table-column-properties style:column-width="88.50pt" style:use-optimal-column-width="false"/>
    </style:style>
    <style:style style:name="ACOL-11" style:family="table-column">
      <style:table-column-properties style:column-width="107.25pt" style:use-optimal-column-width="false"/>
    </style:style>
    <style:style style:name="ACOL-12" style:family="table-column"/>
    <style:style style:name="ACOL-13" style:family="table-column">
      <style:table-column-properties style:column-width="115.00pt" style:use-optimal-column-width="true"/>
    </style:style>
    <style:style style:name="ACOL-14" style:family="table-column">
      <style:table-column-properties style:column-width="108.79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7f1663f7203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 table:number-columns-repeated="117"/>
        <table:table-row table:style-name="AROW-1">
          <table:table-cell table:style-name="ACE-0x7f1663f752b8"/>
          <table:table-cell table:style-name="ACE-0x7f1663f753e0" office:value-type="string">
            <text:p>establecimiento</text:p>
          </table:table-cell>
          <table:table-cell table:style-name="ACE-0x7f1663f75508" office:value-type="string">
            <text:p>ventas mesa</text:p>
          </table:table-cell>
          <table:table-cell table:style-name="ACE-0x7f1663f75630" office:value-type="string">
            <text:p>ventas totales</text:p>
          </table:table-cell>
          <table:table-cell table:style-name="ACE-0x7f1663f75758" office:value-type="string">
            <text:p>inventario</text:p>
          </table:table-cell>
          <table:table-cell table:style-name="ACE-0x7f1663f75880" office:value-type="string">
            <text:p>empleados</text:p>
          </table:table-cell>
          <table:table-cell table:style-name="ACE-0x7f1663f759a8" office:value-type="string">
            <text:p>preveedores</text:p>
          </table:table-cell>
          <table:table-cell table:style-name="ACE-0x7f1663f75ad0" office:value-type="string">
            <text:p>productos</text:p>
          </table:table-cell>
          <table:table-cell table:style-name="ACE-0x7f1663f75bf8" office:value-type="string">
            <text:p>gastos</text:p>
          </table:table-cell>
          <table:table-cell table:style-name="ACE-0x7f1663f74cf0" office:value-type="string">
            <text:p>cambio de precio</text:p>
          </table:table-cell>
          <table:table-cell table:style-name="ACE-0x7f1663f74038"/>
          <table:table-cell table:number-columns-repeated="117" table:style-name="Gnumeric-default"/>
        </table:table-row>
        <table:table-row table:style-name="AROW-1">
          <table:table-cell table:number-columns-repeated="8" table:style-name="ACE-0x7f1663f752b8"/>
          <table:table-cell table:style-name="ACE-0x7f1663f75068"/>
          <table:table-cell table:style-name="ACE-0x7f1663f73258"/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53e0" office:value-type="string">
            <text:p>establecimiento</text:p>
          </table:table-cell>
          <table:table-cell table:style-name="ACE-0x7f1663f752b8" office:value-type="string">
            <text:p>****************</text:p>
          </table:table-cell>
          <table:table-cell table:style-name="ACE-0x7f1663f752b8" office:value-type="string">
            <text:p>***************</text:p>
          </table:table-cell>
          <table:table-cell table:style-name="ACE-0x7f1663f752b8" office:value-type="string">
            <text:p>1 : n</text:p>
          </table:table-cell>
          <table:table-cell table:style-name="ACE-0x7f1663f752b8" office:value-type="string">
            <text:p>****************</text:p>
          </table:table-cell>
          <table:table-cell table:style-name="ACE-0x7f1663f752b8" office:value-type="string">
            <text:p>1 : n</text:p>
          </table:table-cell>
          <table:table-cell table:style-name="ACE-0x7f1663f752b8" office:value-type="string">
            <text:p>1 ; 1</text:p>
          </table:table-cell>
          <table:table-cell table:style-name="ACE-0x7f1663f752b8" office:value-type="string">
            <text:p>****************</text:p>
          </table:table-cell>
          <table:table-cell table:style-name="ACE-0x7f1663f75068" office:value-type="string">
            <text:p>****************</text:p>
          </table:table-cell>
          <table:table-cell table:style-name="ACE-0x7f1663f73258" office:value-type="string">
            <text:p>****************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5508" office:value-type="string">
            <text:p>ventas mesa</text:p>
          </table:table-cell>
          <table:table-cell table:style-name="ACE-0x7f1663f752b8" office:value-type="string">
            <text:p>****************</text:p>
          </table:table-cell>
          <table:table-cell table:style-name="ACE-0x7f1663f752b8" office:value-type="string">
            <text:p>***************</text:p>
          </table:table-cell>
          <table:table-cell table:style-name="ACE-0x7f1663f752b8" office:value-type="string">
            <text:p>1 : 1</text:p>
          </table:table-cell>
          <table:table-cell table:style-name="ACE-0x7f1663f752b8" office:value-type="string">
            <text:p>***************</text:p>
          </table:table-cell>
          <table:table-cell table:style-name="ACE-0x7f1663f752b8" office:value-type="string">
            <text:p>1 : n</text:p>
          </table:table-cell>
          <table:table-cell table:style-name="ACE-0x7f1663f752b8" office:value-type="string">
            <text:p>*****************</text:p>
          </table:table-cell>
          <table:table-cell table:style-name="ACE-0x7f1663f752b8" office:value-type="string">
            <text:p>1 : n</text:p>
          </table:table-cell>
          <table:table-cell table:style-name="ACE-0x7f1663f75068" office:value-type="string">
            <text:p>*************</text:p>
          </table:table-cell>
          <table:table-cell table:style-name="ACE-0x7f1663f73258" office:value-type="string">
            <text:p>***************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5630" office:value-type="string">
            <text:p>ventas totales</text:p>
          </table:table-cell>
          <table:table-cell table:style-name="ACE-0x7f1663f752b8" office:value-type="string">
            <text:p>****************</text:p>
          </table:table-cell>
          <table:table-cell table:style-name="ACE-0x7f1663f752b8" office:value-type="string">
            <text:p>1 : n</text:p>
          </table:table-cell>
          <table:table-cell table:style-name="ACE-0x7f1663f752b8" office:value-type="string">
            <text:p>*****************</text:p>
          </table:table-cell>
          <table:table-cell table:style-name="ACE-0x7f1663f752b8" office:value-type="string">
            <text:p>***************</text:p>
          </table:table-cell>
          <table:table-cell table:style-name="ACE-0x7f1663f752b8" office:value-type="string">
            <text:p>****************</text:p>
          </table:table-cell>
          <table:table-cell table:style-name="ACE-0x7f1663f752b8" office:value-type="string">
            <text:p>*****************</text:p>
          </table:table-cell>
          <table:table-cell table:style-name="ACE-0x7f1663f752b8" office:value-type="string">
            <text:p>**************</text:p>
          </table:table-cell>
          <table:table-cell table:style-name="ACE-0x7f1663f75068" office:value-type="string">
            <text:p>*************</text:p>
          </table:table-cell>
          <table:table-cell table:style-name="ACE-0x7f1663f73258" office:value-type="string">
            <text:p>***************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5758" office:value-type="string">
            <text:p>inventario</text:p>
          </table:table-cell>
          <table:table-cell table:style-name="ACE-0x7f1663f752b8" office:value-type="string">
            <text:p>****************</text:p>
          </table:table-cell>
          <table:table-cell table:style-name="ACE-0x7f1663f752b8" office:value-type="string">
            <text:p>***************</text:p>
          </table:table-cell>
          <table:table-cell table:style-name="ACE-0x7f1663f752b8" office:value-type="string">
            <text:p>*****************</text:p>
          </table:table-cell>
          <table:table-cell table:style-name="ACE-0x7f1663f752b8" office:value-type="string">
            <text:p>***************</text:p>
          </table:table-cell>
          <table:table-cell table:style-name="ACE-0x7f1663f752b8" office:value-type="string">
            <text:p>***************</text:p>
          </table:table-cell>
          <table:table-cell table:style-name="ACE-0x7f1663f752b8" office:value-type="string">
            <text:p>*****************</text:p>
          </table:table-cell>
          <table:table-cell table:style-name="ACE-0x7f1663f752b8" office:value-type="string">
            <text:p>1 : n</text:p>
          </table:table-cell>
          <table:table-cell table:style-name="ACE-0x7f1663f75068" office:value-type="string">
            <text:p>*************</text:p>
          </table:table-cell>
          <table:table-cell table:style-name="ACE-0x7f1663f73258" office:value-type="string">
            <text:p>****************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3f10" office:value-type="string">
            <text:p>empleados</text:p>
          </table:table-cell>
          <table:table-cell table:style-name="ACE-0x7f1663f74288" office:value-type="string">
            <text:p>1 : 1</text:p>
          </table:table-cell>
          <table:table-cell table:style-name="ACE-0x7f1663f74288" office:value-type="string">
            <text:p>1 : n</text:p>
          </table:table-cell>
          <table:table-cell table:style-name="ACE-0x7f1663f74288" office:value-type="string">
            <text:p>****************</text:p>
          </table:table-cell>
          <table:table-cell table:style-name="ACE-0x7f1663f74288" office:value-type="string">
            <text:p>***************</text:p>
          </table:table-cell>
          <table:table-cell table:style-name="ACE-0x7f1663f74288" office:value-type="string">
            <text:p>****************</text:p>
          </table:table-cell>
          <table:table-cell table:style-name="ACE-0x7f1663f74288" office:value-type="string">
            <text:p>*****************</text:p>
          </table:table-cell>
          <table:table-cell table:style-name="ACE-0x7f1663f74288" office:value-type="string">
            <text:p>*************</text:p>
          </table:table-cell>
          <table:table-cell table:style-name="ACE-0x7f1663f73b98" office:value-type="string">
            <text:p>*************</text:p>
          </table:table-cell>
          <table:table-cell table:style-name="ACE-0x7f1663f73258" office:value-type="string">
            <text:p>***************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3cc0" office:value-type="string">
            <text:p>proveedores</text:p>
          </table:table-cell>
          <table:table-cell table:style-name="ACE-0x7f1663f74978" office:value-type="string">
            <text:p>1 : 1</text:p>
          </table:table-cell>
          <table:table-cell table:style-name="ACE-0x7f1663f74978" office:value-type="string">
            <text:p>***************</text:p>
          </table:table-cell>
          <table:table-cell table:style-name="ACE-0x7f1663f74978" office:value-type="string">
            <text:p>*****************</text:p>
          </table:table-cell>
          <table:table-cell table:style-name="ACE-0x7f1663f74978" office:value-type="string">
            <text:p>***************</text:p>
          </table:table-cell>
          <table:table-cell table:style-name="ACE-0x7f1663f74978" office:value-type="string">
            <text:p>***************</text:p>
          </table:table-cell>
          <table:table-cell table:style-name="ACE-0x7f1663f74978" office:value-type="string">
            <text:p>*****************</text:p>
          </table:table-cell>
          <table:table-cell table:style-name="ACE-0x7f1663f74978" office:value-type="string">
            <text:p>1 : n</text:p>
          </table:table-cell>
          <table:table-cell table:style-name="ACE-0x7f1663f74978" office:value-type="string">
            <text:p>*************</text:p>
          </table:table-cell>
          <table:table-cell table:style-name="ACE-0x7f1663f73258" office:value-type="string">
            <text:p>****************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44d8" office:value-type="string">
            <text:p>productos</text:p>
          </table:table-cell>
          <table:table-cell table:style-name="ACE-0x7f1663f74978" office:value-type="string">
            <text:p>****************</text:p>
          </table:table-cell>
          <table:table-cell table:style-name="ACE-0x7f1663f74978" office:value-type="string">
            <text:p>1 : 1</text:p>
          </table:table-cell>
          <table:table-cell table:style-name="ACE-0x7f1663f74978" office:value-type="string">
            <text:p>*****************</text:p>
          </table:table-cell>
          <table:table-cell table:style-name="ACE-0x7f1663f74978" office:value-type="string">
            <text:p>1 : 1</text:p>
          </table:table-cell>
          <table:table-cell table:style-name="ACE-0x7f1663f74978" office:value-type="string">
            <text:p>*****************</text:p>
          </table:table-cell>
          <table:table-cell table:style-name="ACE-0x7f1663f74978" office:value-type="string">
            <text:p>1 : 1</text:p>
          </table:table-cell>
          <table:table-cell table:style-name="ACE-0x7f1663f74978" office:value-type="string">
            <text:p>**************</text:p>
          </table:table-cell>
          <table:table-cell table:style-name="ACE-0x7f1663f74978" office:value-type="string">
            <text:p>1 : 1</text:p>
          </table:table-cell>
          <table:table-cell table:style-name="ACE-0x7f1663f73258" office:value-type="string">
            <text:p>1 : n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43b0" office:value-type="string">
            <text:p>gastos</text:p>
          </table:table-cell>
          <table:table-cell table:style-name="ACE-0x7f1663f74978" office:value-type="string">
            <text:p>****************</text:p>
          </table:table-cell>
          <table:table-cell table:style-name="ACE-0x7f1663f74978" office:value-type="string">
            <text:p>***************</text:p>
          </table:table-cell>
          <table:table-cell table:style-name="ACE-0x7f1663f74978" office:value-type="string">
            <text:p>*****************</text:p>
          </table:table-cell>
          <table:table-cell table:style-name="ACE-0x7f1663f74978" office:value-type="string">
            <text:p>***************</text:p>
          </table:table-cell>
          <table:table-cell table:style-name="ACE-0x7f1663f74978" office:value-type="string">
            <text:p>***************</text:p>
          </table:table-cell>
          <table:table-cell table:style-name="ACE-0x7f1663f74978" office:value-type="string">
            <text:p>*****************</text:p>
          </table:table-cell>
          <table:table-cell table:style-name="ACE-0x7f1663f74978" office:value-type="string">
            <text:p>1 : n</text:p>
          </table:table-cell>
          <table:table-cell table:style-name="ACE-0x7f1663f74978" office:value-type="string">
            <text:p>*************</text:p>
          </table:table-cell>
          <table:table-cell table:style-name="ACE-0x7f1663f73258" office:value-type="string">
            <text:p>**************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4bc8" office:value-type="string">
            <text:p>cambio precio</text:p>
          </table:table-cell>
          <table:table-cell table:style-name="ACE-0x7f1663f73820" office:value-type="string">
            <text:p>****************</text:p>
          </table:table-cell>
          <table:table-cell table:style-name="ACE-0x7f1663f73820" office:value-type="string">
            <text:p>***************</text:p>
          </table:table-cell>
          <table:table-cell table:style-name="ACE-0x7f1663f73820" office:value-type="string">
            <text:p>*****************</text:p>
          </table:table-cell>
          <table:table-cell table:style-name="ACE-0x7f1663f73820" office:value-type="string">
            <text:p>***************</text:p>
          </table:table-cell>
          <table:table-cell table:style-name="ACE-0x7f1663f73820" office:value-type="string">
            <text:p>***************</text:p>
          </table:table-cell>
          <table:table-cell table:style-name="ACE-0x7f1663f73820" office:value-type="string">
            <text:p>***************</text:p>
          </table:table-cell>
          <table:table-cell table:style-name="ACE-0x7f1663f73820" office:value-type="string">
            <text:p>1 : 1</text:p>
          </table:table-cell>
          <table:table-cell table:style-name="ACE-0x7f1663f73820" office:value-type="string">
            <text:p>*************</text:p>
          </table:table-cell>
          <table:table-cell table:style-name="ACE-0x7f1663f75190" office:value-type="string">
            <text:p>**************</text:p>
          </table:table-cell>
          <table:table-cell table:style-name="ACE-0x7f1663f73948"/>
          <table:table-cell table:number-columns-repeated="117" table:style-name="Gnumeric-default"/>
        </table:table-row>
        <table:table-row table:style-name="AROW-2">
          <table:table-cell table:style-name="Gnumeric-default"/>
          <table:table-cell table:number-columns-repeated="10" table:style-name="ACE-0x7f1663f73948"/>
          <table:table-cell table:number-columns-repeated="117" table:style-name="Gnumeric-default"/>
        </table:table-row>
        <table:table-row table:style-name="AROW-0">
          <table:table-cell table:style-name="Gnumeric-default"/>
          <table:table-cell table:number-columns-repeated="10" table:style-name="ACE-0x7f1663f73948"/>
          <table:table-cell table:number-columns-repeated="117" table:style-name="Gnumeric-default"/>
        </table:table-row>
        <table:table-row table:style-name="AROW-2">
          <table:table-cell table:style-name="ACE-0x7f1663f736f8" office:value-type="string">
            <text:p>establecimiento</text:p>
          </table:table-cell>
          <table:table-cell table:style-name="ACE-0x7f1663f736f8" office:value-type="string">
            <text:p>--- <text:s/>opcional(parcial)--&gt;</text:p>
          </table:table-cell>
          <table:table-cell table:style-name="ACE-0x7f1663f736f8" office:value-type="string">
            <text:p>ventas totale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-obligatoria(total)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establecimiento</text:p>
          </table:table-cell>
          <table:table-cell table:style-name="ACE-0x7f1663f736f8" office:value-type="string">
            <text:p>--- opcional(parcial)--&gt;</text:p>
          </table:table-cell>
          <table:table-cell table:style-name="ACE-0x7f1663f736f8" office:value-type="string">
            <text:p>empleado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-obligatoria(total)----</text:p>
          </table:table-cell>
          <table:table-cell table:style-name="ACE-0x7f1663f736f8" office:value-type="string">
            <text:p>empleados</text:p>
          </table:table-cell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establecimiento</text:p>
          </table:table-cell>
          <table:table-cell table:style-name="ACE-0x7f1663f736f8" office:value-type="string">
            <text:p>--- opcional(total)---&gt;</text:p>
          </table:table-cell>
          <table:table-cell table:style-name="ACE-0x7f1663f736f8" office:value-type="string">
            <text:p>proveedore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 opcional(parcial)-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ventas mesa</text:p>
          </table:table-cell>
          <table:table-cell table:style-name="ACE-0x7f1663f736f8" office:value-type="string">
            <text:p>--- obligatoria(total)---&gt;</text:p>
          </table:table-cell>
          <table:table-cell table:style-name="ACE-0x7f1663f736f8" office:value-type="string">
            <text:p>ventas totale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-obligatoria(total)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ventas mesa</text:p>
          </table:table-cell>
          <table:table-cell table:style-name="ACE-0x7f1663f736f8" office:value-type="string">
            <text:p>--- obligatoria(total)---&gt;</text:p>
          </table:table-cell>
          <table:table-cell table:style-name="ACE-0x7f1663f736f8" office:value-type="string">
            <text:p>empleado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 opcional(parcial)-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ventas mesa</text:p>
          </table:table-cell>
          <table:table-cell table:style-name="ACE-0x7f1663f736f8" office:value-type="string">
            <text:p>--- obligatoria(total)---&gt;</text:p>
          </table:table-cell>
          <table:table-cell table:style-name="ACE-0x7f1663f736f8" office:value-type="string">
            <text:p>producto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 opcional(parcial)-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inventario</text:p>
          </table:table-cell>
          <table:table-cell table:style-name="ACE-0x7f1663f736f8" office:value-type="string">
            <text:p>--- obligatoria(total)---&gt;</text:p>
          </table:table-cell>
          <table:table-cell table:style-name="ACE-0x7f1663f736f8" office:value-type="string">
            <text:p>producto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 opcional(parcial)-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cambio precio</text:p>
          </table:table-cell>
          <table:table-cell table:style-name="ACE-0x7f1663f736f8" office:value-type="string">
            <text:p>--- <text:s/>opcional(parcial)--&gt;</text:p>
          </table:table-cell>
          <table:table-cell table:style-name="ACE-0x7f1663f736f8" office:value-type="string">
            <text:p>producto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 opcional(parcial)-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gastos</text:p>
          </table:table-cell>
          <table:table-cell table:style-name="ACE-0x7f1663f736f8" office:value-type="string">
            <text:p>--- <text:s/>opcional(parcial)--&gt;</text:p>
          </table:table-cell>
          <table:table-cell table:style-name="ACE-0x7f1663f736f8" office:value-type="string">
            <text:p>producto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-obligatoria(total)--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0">
          <table:table-cell table:number-columns-repeated="3" table:style-name="ACE-0x7f1663f736f8"/>
          <table:table-cell table:number-columns-repeated="125" table:style-name="Gnumeric-default"/>
        </table:table-row>
        <table:table-row table:style-name="AROW-2">
          <table:table-cell table:style-name="ACE-0x7f1663f736f8" office:value-type="string">
            <text:p>productos</text:p>
          </table:table-cell>
          <table:table-cell table:style-name="ACE-0x7f1663f736f8" office:value-type="string">
            <text:p>--- obligatoria(total)---&gt;</text:p>
          </table:table-cell>
          <table:table-cell table:style-name="ACE-0x7f1663f736f8" office:value-type="string">
            <text:p>proveedores</text:p>
          </table:table-cell>
          <table:table-cell table:number-columns-repeated="125" table:style-name="Gnumeric-default"/>
        </table:table-row>
        <table:table-row table:style-name="AROW-2">
          <table:table-cell table:style-name="ACE-0x7f1663f736f8"/>
          <table:table-cell table:style-name="ACE-0x7f1663f736f8" office:value-type="string">
            <text:p>&lt;---obligatoria(total)----</text:p>
          </table:table-cell>
          <table:table-cell table:style-name="ACE-0x7f1663f736f8"/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69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0" gnm:cursor-row="13">
          <gnm:selection gnm:start-col="0" gnm:start-row="13" gnm:end-col="2" gnm:end-row="41"/>
        </gnm:selections>
      </table:table>
      <table:table table:name="Hoja2" table:style-name="ta-0x7f1663f72220" table:print="true">
        <office:forms form:automatic-focus="false" form:apply-design-mode="false">
          <form:form/>
        </office:forms>
        <table:table-column table:default-cell-style-name="ACE-0x7f1663f76410" table:style-name="ACOL-13"/>
        <table:table-column table:default-cell-style-name="ACE-0x7f1663f76410" table:style-name="ACOL-9" table:number-columns-repeated="2"/>
        <table:table-column table:default-cell-style-name="ACE-0x7f1663f76410" table:style-name="ACOL-14"/>
        <table:table-column table:default-cell-style-name="ACE-0x7f1663f73130" table:style-name="ACOL-0" table:number-columns-repeated="124"/>
        <table:table-row table:style-name="AROW-1">
          <table:table-cell table:style-name="ACE-0x7f1663f76538" office:value-type="string">
            <text:p>Objeto 1</text:p>
          </table:table-cell>
          <table:table-cell table:style-name="ACE-0x7f1663f76538" office:value-type="string">
            <text:p>--&gt;</text:p>
          </table:table-cell>
          <table:table-cell table:style-name="ACE-0x7f1663f76538" office:value-type="string">
            <text:p>&lt;--</text:p>
          </table:table-cell>
          <table:table-cell table:style-name="ACE-0x7f1663f76538" office:value-type="string">
            <text:p>Objeto 2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660" office:value-type="string">
            <text:p>Establecimiento</text:p>
          </table:table-cell>
          <table:table-cell table:style-name="ACE-0x7f1663f76538" office:value-type="string">
            <text:p>1:1</text:p>
          </table:table-cell>
          <table:table-cell table:style-name="ACE-0x7f1663f76538" office:value-type="string">
            <text:p>1:1</text:p>
          </table:table-cell>
          <table:table-cell table:style-name="ACE-0x7f1663f76538" office:value-type="string">
            <text:p>Inventario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Establecimiento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1:1</text:p>
          </table:table-cell>
          <table:table-cell table:style-name="ACE-0x7f1663f76538" office:value-type="string">
            <text:p>Emplead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Establecimiento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N:1</text:p>
          </table:table-cell>
          <table:table-cell table:style-name="ACE-0x7f1663f76538" office:value-type="string">
            <text:p>Proveedore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Establecimiento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N:1</text:p>
          </table:table-cell>
          <table:table-cell table:style-name="ACE-0x7f1663f76538" office:value-type="string">
            <text:p>Product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Establecimiento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1:1</text:p>
          </table:table-cell>
          <table:table-cell table:style-name="ACE-0x7f1663f76538" office:value-type="string">
            <text:p>Gast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Establecimiento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N:1</text:p>
          </table:table-cell>
          <table:table-cell table:style-name="ACE-0x7f1663f76538" office:value-type="string">
            <text:p>Cambios de preci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Establecimiento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N:1</text:p>
          </table:table-cell>
          <table:table-cell table:style-name="ACE-0x7f1663f76538" office:value-type="string">
            <text:p>Cliente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Establecimiento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1:1</text:p>
          </table:table-cell>
          <table:table-cell table:style-name="ACE-0x7f1663f76538" office:value-type="string">
            <text:p>Ventas totales por dia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788" office:value-type="string">
            <text:p>Ventas mesa</text:p>
          </table:table-cell>
          <table:table-cell table:style-name="ACE-0x7f1663f76788" office:value-type="string">
            <text:p>1:1</text:p>
          </table:table-cell>
          <table:table-cell table:style-name="ACE-0x7f1663f76788" office:value-type="string">
            <text:p>N:1</text:p>
          </table:table-cell>
          <table:table-cell table:style-name="ACE-0x7f1663f76788" office:value-type="string">
            <text:p>Ventas totales por dia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788" office:value-type="string">
            <text:p>Ventas mesa</text:p>
          </table:table-cell>
          <table:table-cell table:style-name="ACE-0x7f1663f76788" office:value-type="string">
            <text:p>1:N</text:p>
          </table:table-cell>
          <table:table-cell table:style-name="ACE-0x7f1663f76788" office:value-type="string">
            <text:p>N:1</text:p>
          </table:table-cell>
          <table:table-cell table:style-name="ACE-0x7f1663f76788" office:value-type="string">
            <text:p>Emplead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788" office:value-type="string">
            <text:p>Ventas mesa</text:p>
          </table:table-cell>
          <table:table-cell table:style-name="ACE-0x7f1663f76788" office:value-type="string">
            <text:p>1:N</text:p>
          </table:table-cell>
          <table:table-cell table:style-name="ACE-0x7f1663f76788" office:value-type="string">
            <text:p>N:1</text:p>
          </table:table-cell>
          <table:table-cell table:style-name="ACE-0x7f1663f76788" office:value-type="string">
            <text:p>Product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788" office:value-type="string">
            <text:p>Ventas mesa</text:p>
          </table:table-cell>
          <table:table-cell table:style-name="ACE-0x7f1663f76788" office:value-type="string">
            <text:p>1:N</text:p>
          </table:table-cell>
          <table:table-cell table:style-name="ACE-0x7f1663f76788" office:value-type="string">
            <text:p>1:1</text:p>
          </table:table-cell>
          <table:table-cell table:style-name="ACE-0x7f1663f76788" office:value-type="string">
            <text:p>Cliente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8b0" office:value-type="string">
            <text:p>Ventas totales por dia</text:p>
          </table:table-cell>
          <table:table-cell table:style-name="ACE-0x7f1663f768b0" office:value-type="string">
            <text:p>1:N</text:p>
          </table:table-cell>
          <table:table-cell table:style-name="ACE-0x7f1663f768b0" office:value-type="string">
            <text:p>N:1</text:p>
          </table:table-cell>
          <table:table-cell table:style-name="ACE-0x7f1663f768b0" office:value-type="string">
            <text:p>Emplead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8b0" office:value-type="string">
            <text:p>Ventas totales por dia</text:p>
          </table:table-cell>
          <table:table-cell table:style-name="ACE-0x7f1663f768b0" office:value-type="string">
            <text:p>1:N</text:p>
          </table:table-cell>
          <table:table-cell table:style-name="ACE-0x7f1663f768b0" office:value-type="string">
            <text:p>1:1</text:p>
          </table:table-cell>
          <table:table-cell table:style-name="ACE-0x7f1663f768b0" office:value-type="string">
            <text:p>Cliente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9d8" office:value-type="string">
            <text:p>Inventario</text:p>
          </table:table-cell>
          <table:table-cell table:style-name="ACE-0x7f1663f769d8" office:value-type="string">
            <text:p>1:N</text:p>
          </table:table-cell>
          <table:table-cell table:style-name="ACE-0x7f1663f769d8" office:value-type="string">
            <text:p>N:1</text:p>
          </table:table-cell>
          <table:table-cell table:style-name="ACE-0x7f1663f769d8" office:value-type="string">
            <text:p>Product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b00" office:value-type="string">
            <text:p>Empleados</text:p>
          </table:table-cell>
          <table:table-cell table:style-name="ACE-0x7f1663f76b00" office:value-type="string">
            <text:p>1:N</text:p>
          </table:table-cell>
          <table:table-cell table:style-name="ACE-0x7f1663f76b00" office:value-type="string">
            <text:p>1:1</text:p>
          </table:table-cell>
          <table:table-cell table:style-name="ACE-0x7f1663f76b00" office:value-type="string">
            <text:p>Emplead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b00" office:value-type="string">
            <text:p>Empleados</text:p>
          </table:table-cell>
          <table:table-cell table:style-name="ACE-0x7f1663f76b00" office:value-type="string">
            <text:p>1:N</text:p>
          </table:table-cell>
          <table:table-cell table:style-name="ACE-0x7f1663f76b00" office:value-type="string">
            <text:p>N:1</text:p>
          </table:table-cell>
          <table:table-cell table:style-name="ACE-0x7f1663f76b00" office:value-type="string">
            <text:p>Product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b00" office:value-type="string">
            <text:p>Empleados</text:p>
          </table:table-cell>
          <table:table-cell table:style-name="ACE-0x7f1663f76b00" office:value-type="string">
            <text:p>1:N</text:p>
          </table:table-cell>
          <table:table-cell table:style-name="ACE-0x7f1663f76b00" office:value-type="string">
            <text:p>N:1</text:p>
          </table:table-cell>
          <table:table-cell table:style-name="ACE-0x7f1663f76b00" office:value-type="string">
            <text:p>Cliente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c28" office:value-type="string">
            <text:p>Proveedores</text:p>
          </table:table-cell>
          <table:table-cell table:style-name="ACE-0x7f1663f76c28" office:value-type="string">
            <text:p>1:N</text:p>
          </table:table-cell>
          <table:table-cell table:style-name="ACE-0x7f1663f76c28" office:value-type="string">
            <text:p>1:1</text:p>
          </table:table-cell>
          <table:table-cell table:style-name="ACE-0x7f1663f76c28" office:value-type="string">
            <text:p>Product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c28" office:value-type="string">
            <text:p>Proveedores</text:p>
          </table:table-cell>
          <table:table-cell table:style-name="ACE-0x7f1663f76c28" office:value-type="string">
            <text:p>1:N</text:p>
          </table:table-cell>
          <table:table-cell table:style-name="ACE-0x7f1663f76c28" office:value-type="string">
            <text:p>N:1</text:p>
          </table:table-cell>
          <table:table-cell table:style-name="ACE-0x7f1663f76c28" office:value-type="string">
            <text:p>Cambios de preci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Productos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N:1</text:p>
          </table:table-cell>
          <table:table-cell table:style-name="ACE-0x7f1663f76538" office:value-type="string">
            <text:p>Gast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Productos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N:1</text:p>
          </table:table-cell>
          <table:table-cell table:style-name="ACE-0x7f1663f76538" office:value-type="string">
            <text:p>Cambios de precios</text:p>
          </table:table-cell>
          <table:table-cell table:number-columns-repeated="124" table:style-name="ACE-0x7f1663f73130"/>
        </table:table-row>
        <table:table-row table:style-name="AROW-1">
          <table:table-cell table:style-name="ACE-0x7f1663f76538" office:value-type="string">
            <text:p>Productos</text:p>
          </table:table-cell>
          <table:table-cell table:style-name="ACE-0x7f1663f76538" office:value-type="string">
            <text:p>1:N</text:p>
          </table:table-cell>
          <table:table-cell table:style-name="ACE-0x7f1663f76538" office:value-type="string">
            <text:p>N:1</text:p>
          </table:table-cell>
          <table:table-cell table:style-name="ACE-0x7f1663f76538" office:value-type="string">
            <text:p>Clientes</text:p>
          </table:table-cell>
          <table:table-cell table:number-columns-repeated="124" table:style-name="ACE-0x7f1663f73130"/>
        </table:table-row>
        <table:table-row table:style-name="AROW-1" table:number-rows-repeated="1048552">
          <table:table-cell table:number-columns-repeated="128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3" gnm:cursor-row="7">
          <gnm:selection gnm:start-col="3" gnm:start-row="7" gnm:end-col="3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663f4f6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7f1663f70ae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1663f72030" style:display-name="Hoja1" style:page-layout-name="pl-0x7f1663f4f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0x7f1663f72220" style:display-name="Hoja2" style:page-layout-name="pl-0x7f1663f70a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9-05T00:43:03Z</dc:date>
    <meta:creation-date>2014-08-28T07:53:18Z</meta:creation-date>
    <meta:editing-cycles>3</meta:editing-cycles>
    <meta:editing-duration>PT45M3S</meta:editing-duration>
    <meta:generator>gnumeric/1.12.9</meta:generator>
  </office:meta>
</office:document-meta>
</file>